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1327" officeooo:paragraph-rsid="00011327"/>
    </style:style>
    <style:style style:name="P2" style:family="paragraph" style:parent-style-name="Standard">
      <style:paragraph-properties fo:text-align="start" style:justify-single-word="false"/>
      <style:text-properties officeooo:rsid="00011327" officeooo:paragraph-rsid="00011327"/>
    </style:style>
    <style:style style:name="P3" style:family="paragraph" style:parent-style-name="Standard">
      <style:paragraph-properties fo:text-align="center" style:justify-single-word="false"/>
      <style:text-properties fo:font-size="16pt" officeooo:rsid="00011327" officeooo:paragraph-rsid="00011327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ACKATHON ‘PLAYER AUDIO’</text:p>
      <text:p text:style-name="P1">VEILLE TECHNOLOGIQUE</text:p>
      <text:p text:style-name="P1">Manuel Durand</text:p>
      <text:p text:style-name="P1"/>
      <text:p text:style-name="P2">La réalisation de ce lecteur audio s’est faite de A à Z, conception graphique, storyboard et codage HTML, CSS et JavaScript.</text:p>
      <text:p text:style-name="P2"/>
      <text:p text:style-name="P2">Pour la conception, la demande étant de faire un lecteur originale, je me suis appuyé sur le design d’un site qui présente une entreprise du secteur numérique éco-responsable, au design minimaliste :</text:p>
      <text:p text:style-name="P2"><text:s/><text:a xlink:type="simple" xlink:href="http://www.iocean.fr/" text:style-name="Internet_20_link" text:visited-style-name="Visited_20_Internet_20_Link">www.iocean.fr</text:a></text:p>
      <text:p text:style-name="P2"/>
      <text:p text:style-name="P2">Pour la partie codage en JavaScript, plusieurs concepts me manquaient : connaissant la balise HTML &lt;audio&gt;, je ne savais pas comment charger plusieurs morceaux de musique, je me doutais cependant qu’il n’était pas nécessaire de créer plusieurs balises &lt;audio&gt; mais plutôt d’utiliser un tableau d’objets afin de pouvoir les appeler et les lire.</text:p>
      <text:p text:style-name="P2">-Une recherche internet «coder un player audio avec JavaScript» m’a permis de découvrir un tutoriel simple que j’ai pu ensuite adapter à mon modèle. </text:p>
      <text:p text:style-name="P2"><text:tab/>Source principale : <text:a xlink:type="simple" xlink:href="https://www.youtube.com/watch?v=BzB0Jxu_xJQ" text:style-name="Internet_20_link" text:visited-style-name="Visited_20_Internet_20_Link">https://www.youtube.com/watch?v=BzB0Jxu_xJQ</text:a></text:p>
      <text:p text:style-name="P2"><text:tab/>Auteur : la minute de Code.<text:line-break/>Etape 1 : en HTML créer « l’interface » contenant la balise &lt;audio&gt; et les contrôleurs permettant de commander la lecture, la balise &lt;audio&gt; sera ensuite cachée (display : none).</text:p>
      <text:p text:style-name="P2">Etape 2 : JavaScript : </text:p>
      <text:p text:style-name="P2"><text:tab/>Créer un tableau d’objets contenant les morceaux à lire.</text:p>
      <text:p text:style-name="P2">Chaque objet contient les propriétés src, (source),et nom.</text:p>
      <text:p text:style-name="P2">Grâce à l’API HTMLMediaElement, le lecteur audio peut être contrôlé avec JavaScript.</text:p>
      <text:p text:style-name="P2">Pour cela, nous disposons de deux méthodes : </text:p>
      <text:p text:style-name="P2"><text:tab/>- « play() » lance la lecture de la source audio</text:p>
      <text:p text:style-name="P2"><text:tab/>- « pause() » met la lecture en pause.</text:p>
      <text:p text:style-name="P2">NB : Il n’y a pas de méthode stop, pour faire cela nous devons donc utiliser la méthode pause et remettre le « compteur » de lecture à zéro grâce à la propriété « currentTime ».</text:p>
      <text:p text:style-name="P2"/>
      <text:p text:style-name="P2">Etape 3 : Indiquer la source à lire. </text:p>
      <text:p text:style-name="P2">Puisque nous avons créé un tableau, il faut sélectionner la source à lire. Nous commençons donc par un index i à 0 en spécifiant la source avec le code audio.src = tableau[i].src.</text:p>
      <text:p text:style-name="P2">Cela nous permet donc de commander la navigation dans le tableau et ainsi de choisir différentes sources audio.</text:p>
      <text:p text:style-name="P2"/>
      <text:p text:style-name="P2"/>
      <text:p text:style-name="P2"/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2T14:22:55.815000000</meta:creation-date>
    <dc:date>2022-12-22T15:34:42.437000000</dc:date>
    <meta:editing-duration>PT1H11M47S</meta:editing-duration>
    <meta:editing-cycles>1</meta:editing-cycles>
    <meta:document-statistic meta:table-count="0" meta:image-count="0" meta:object-count="0" meta:page-count="1" meta:paragraph-count="22" meta:word-count="334" meta:character-count="2017" meta:non-whitespace-character-count="1693"/>
    <meta:generator>LibreOffice/7.4.3.2$Windows_X86_64 LibreOffice_project/1048a8393ae2eeec98dff31b5c133c5f1d08b890</meta:generator>
  </office:meta>
</office:document-meta>
</file>